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Arial3" svg:font-family="Arial"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text-properties style:font-name="Arial2" fo:font-size="10pt" style:font-size-asian="10pt" style:font-size-complex="10pt"/>
    </style:style>
    <style:style style:name="P3" style:family="paragraph" style:parent-style-name="Subtitle">
      <style:text-properties fo:font-size="13pt" style:font-size-asian="13pt" style:font-size-complex="13pt"/>
    </style:style>
    <style:style style:name="P4" style:family="paragraph" style:parent-style-name="Text_20_body" style:list-style-name="L1"/>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Courier New" fo:font-size="9pt" style:font-size-asian="9pt" style:font-size-complex="9pt"/>
    </style:style>
    <style:style style:name="P7" style:family="paragraph" style:parent-style-name="Text_20_body">
      <style:paragraph-properties fo:text-align="center" style:justify-single-word="false"/>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paragraph-properties fo:padding="0.074cm" fo:border-left="none" fo:border-right="none" fo:border-top="none" fo:border-bottom="0.06pt solid #000000" style:join-border="false"/>
    </style:style>
    <style:style style:name="P11" style:family="paragraph" style:parent-style-name="Text_20_body">
      <style:paragraph-properties fo:break-before="page"/>
    </style:style>
    <style:style style:name="P12" style:family="paragraph" style:parent-style-name="Title">
      <style:paragraph-properties fo:margin-top="0.041cm" fo:margin-bottom="0.019cm" fo:text-align="center" style:justify-single-word="false"/>
      <style:text-properties style:font-name="Arial1" fo:font-weight="bold" style:font-name-asian="Arial3" style:font-weight-asian="bold" style:font-name-complex="Arial3" style:font-weight-complex="bold"/>
    </style:style>
    <style:style style:name="T1" style:family="text">
      <style:text-properties fo:color="#0000ff" style:font-name="Courier"/>
    </style:style>
    <style:style style:name="T2" style:family="text">
      <style:text-properties fo:color="#0000ff" style:font-name="Courier" fo:font-weight="bold" style:font-weight-asian="bold" style:font-weight-complex="bold"/>
    </style:style>
    <style:style style:name="T3" style:family="text">
      <style:text-properties fo:color="#0000ff" style:font-name="Courier New" fo:font-size="9pt" fo:font-weight="bold" style:font-size-asian="9pt" style:font-weight-asian="bold" style:font-size-complex="9pt" style:font-weight-complex="bold"/>
    </style:style>
    <style:style style:name="T4" style:family="text">
      <style:text-properties fo:color="#0000ff" style:font-name="Courier" fo:font-size="10pt" style:font-size-asian="10pt" style:font-size-complex="10pt"/>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style="italic" fo:font-weight="bold" style:font-style-asian="italic" style:font-weight-asian="bold" style:font-style-complex="italic" style:font-weight-complex="bold"/>
    </style:style>
    <style:style style:name="T8" style:family="text">
      <style:text-properties style:font-name="Courier"/>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style:font-name="Courier New" fo:font-size="9pt" style:font-size-asian="9pt" style:font-size-complex="9pt"/>
    </style:style>
    <style:style style:name="T12" style:family="text">
      <style:text-properties fo:font-size="10pt" style:font-size-asian="10pt" style:font-size-complex="10pt"/>
    </style:style>
    <style:style style:name="T13" style:family="text">
      <style:text-properties fo:font-weight="bold" style:font-weight-asian="bold" style:font-weight-complex="bold"/>
    </style:style>
    <style:style style:name="T14" style:family="text">
      <style:text-properties fo:font-style="italic" style:text-underline-style="solid" style:text-underline-width="auto" style:text-underline-color="font-color" style:font-style-asian="italic" style:font-style-complex="italic"/>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itle>SDAPS Creator</text:title></text:p>
      <text:p text:style-name="P3"><text:subject>Tutorial</text:subject></text:p>
      <text:p text:style-name="P7"><text:span text:style-name="T12">Jörg Rapp &amp; </text:span><text:span text:style-name="T12"><text:initial-creator>Engelbert Niehaus</text:initial-creator></text:span><text:span text:style-name="T12"> <text:line-break/>created </text:span><text:span text:style-name="T12"><text:creation-date style:data-style-name="N84">2014-10-17</text:creation-date></text:span><text:span text:style-name="T12"> last modified </text:span><text:span text:style-name="T12"><text:modification-date style:data-style-name="N84">2014-10-20</text:modification-date></text:span></text:p>
      <text:p text:style-name="P7"/>
      <text:h text:style-name="Heading_20_1" text:outline-level="1">Introduction</text:h>
      <text:h text:style-name="Heading_20_2" text:outline-level="2">SDAPS - Automated Mark Recognition</text:h>
      <text:p text:style-name="Text_20_body">SDAPS is an Open Source Software created by Benjamin Berg (SDAPS Homepage <text:a xlink:type="simple" xlink:href="http://www.sdaps.org/">http://www.sdaps.org</text:a>), that allows an automated mark recognition of filled paper and pencil questionnaires by scanning and processing the scanned filled questionnairs with SDAPS. </text:p>
      <text:p text:style-name="Text_20_body">SDAPS provides two input file types for the SDAPS questionnaires </text:p>
      <text:list xml:id="list1281315921" text:style-name="L2">
        <text:list-item>
          <text:p text:style-name="P8"><text:span text:style-name="T13">LaTeX</text:span> and</text:p>
        </text:list-item>
        <text:list-item>
          <text:p text:style-name="P8"><text:span text:style-name="T13">Open-/LibreOffice</text:span>.</text:p>
        </text:list-item>
      </text:list>
      <text:p text:style-name="Text_20_body">A novice of SDAPS seems to prefer the Office Product for creating a questionnaire.</text:p>
      <text:p text:style-name="Text_20_body">Even if the Office product seems to be more convenient for editing the questionnaire for novice users of SDAPS, the LaTeX files seem to be the better choice for the source questionnaire file.</text:p>
      <text:p text:style-name="Text_20_body">On the other hand novice users/authors might not be used to the syntax of LaTeX.</text:p>
      <text:h text:style-name="Heading_20_2" text:outline-level="2">SDAPS Creator – Authoring Support </text:h>
      <text:p text:style-name="Text_20_body"><text:span text:style-name="T7">SDAPS-Creator</text:span> is a tool to support users in creating a <text:span text:style-name="T7">SDAPS</text:span> questionnaire in LaTeX format. SDAPS Creator is <text:span text:style-name="T14">What You See Is What You Get</text:span> (WYSIWYG) environment programmed in Javascript and HTML, that needs just a Firefox Browser to create the Questionnaire. The LaTeX output is generated without the need to edit the LaTeX source files by pressing the export-Button <text:span text:style-name="T6">[Export LaTeX]</text:span>.</text:p>
      <text:p text:style-name="Text_20_body"/>
      <text:h text:style-name="Heading_20_2" text:outline-level="2">SDAPS-Creator &amp; SDAPS</text:h>
      <text:p text:style-name="Text_20_body"><text:span text:style-name="T7">SDAPS-Creator</text:span> is a support software for <text:span text:style-name="T7">SDAPS</text:span> to create the LaTeX-questionaire, but SDAPS-Creator is not necessary to use SDAPS. Questionnaire authors that a used to LaTeX might want to use SDAPS without the SDAPS-Creator.</text:p>
      <text:p text:style-name="Text_20_body">If you want to check the features of SDAPS-Creator proceed with the Quickstart section.</text:p>
      <text:h text:style-name="Heading_20_1" text:outline-level="1">Quickstart</text:h>
      <text:list xml:id="list1426832007" text:style-name="L1">
        <text:list-item>
          <text:p text:style-name="P4">Install the Firefox Browser, if not already installed.</text:p>
        </text:list-item>
        <text:list-item>
          <text:p text:style-name="P4">Test SDAPS-Creator with that Browser, if it meets your requirements<text:line-break/> <text:a xlink:type="simple" xlink:href="http://math.uni-landau.de/javascript/SDAPScreator/index.html"><text:span text:style-name="T4">http://math.uni-landau.de/javascript/SDAPScreator/index.html</text:span></text:a></text:p>
        </text:list-item>
        <text:list-item>
          <text:p text:style-name="P4">Download <text:a xlink:type="simple" xlink:href="http://math.uni-landau.de/javascript/SDAPScreator.zip"><text:span text:style-name="T4">http://math.uni-landau.de/javascript/SDAPScreator.zip</text:span></text:a> </text:p>
        </text:list-item>
        <text:list-item>
          <text:p text:style-name="P4"><text:soft-page-break/>Unzip the ZIP-file in your home directory.</text:p>
        </text:list-item>
        <text:list-item>
          <text:p text:style-name="P4">Load the file <text:span text:style-name="T2">index.html </text:span>in the folder <text:span text:style-name="T2">/SDAPScreator</text:span> with your Firefox browser.</text:p>
        </text:list-item>
        <text:list-item>
          <text:p text:style-name="P4">Load a predefined Questionnaire by pressing the <text:span text:style-name="T6">[Load Questionnaire]</text:span> Button in the SDAPScreator Menu (e.g. <text:span text:style-name="T2">questionnaire1demo.html</text:span>).</text:p>
        </text:list-item>
        <text:list-item>
          <text:p text:style-name="P4">Press <text:span text:style-name="T6">[Edit-Structure]</text:span> to see how the questionnaire is split into separate Qnode.</text:p>
        </text:list-item>
        <text:list-item>
          <text:p text:style-name="P4">Select you on the Qnodes in List and press the <text:span text:style-name="T6">[Edit Title]</text:span> Button.</text:p>
        </text:list-item>
        <text:list-item>
          <text:p text:style-name="P4">Change the <text:span text:style-name="T2">Q_TITLE</text:span> in the Edit box of the form and press the <text:span text:style-name="T6">[Update Title]</text:span> Button.</text:p>
        </text:list-item>
        <text:list-item>
          <text:p text:style-name="P4">Press <text:span text:style-name="T6">[Show Questionnaire]</text:span> <text:s/>Button display the alterations in whole questionnaire.</text:p>
        </text:list-item>
      </text:list>
      <text:h text:style-name="Heading_20_1" text:outline-level="1">Folders</text:h>
      <text:p text:style-name="Text_20_body">The folder <text:span text:style-name="T2">/SDAPScreator</text:span> contain several <text:s/>subfolder. This sections explains where to find which files, so that you can modify SDAPS-Creator according to your requirements and contraints.</text:p>
      <text:h text:style-name="Heading_20_2" text:outline-level="2">/questionnaires</text:h>
      <text:p text:style-name="Text_20_body">The Folder <text:span text:style-name="T2">/questionnaires</text:span> contains predefined Questionnaires, that can be loaded. </text:p>
      <text:h text:style-name="Heading_20_2" text:outline-level="2">/qnodes</text:h>
      <text:p text:style-name="Text_20_body">The Folder <text:span text:style-name="T2">/qnodes</text:span> contains predefined Questions and content elements, that can be loaded and added to the questionnaire. All questionnaires consist of list of qnodes.</text:p>
      <text:h text:style-name="Heading_20_2" text:outline-level="2">/library</text:h>
      <text:p text:style-name="Text_20_body">The Folder <text:span text:style-name="T2">/library</text:span> contains all defined classes of the SDAPScreator software package, the Javascript-Classes are imported in the File <text:s/><text:span text:style-name="T2">index.html</text:span><text:span text:style-name="T8">.</text:span> </text:p>
      <text:h text:style-name="Heading_20_2" text:outline-level="2">/frames</text:h>
      <text:p text:style-name="Text_20_body">The Folder <text:span text:style-name="T2">/frames</text:span> contains HTML-files, that can be loaded in the main frame of <text:span text:style-name="T8">index.html</text:span> and the HTML-file triggers a certain processing of the SDAPScreator. The name of the frames indicated the prupose of the HTML-File in the Folder <text:span text:style-name="T2">frames</text:span>..</text:p>
      <text:p text:style-name="P10"/>
      <text:p text:style-name="Text_20_body"/>
      <text:p text:style-name="P5">Remark <text:span text:style-name="T1">/qnodes</text:span>-Folder:<text:span text:style-name="T9"> </text:span></text:p>
      <text:p text:style-name="P5"><text:span text:style-name="T9">The folder conatins QNodes in the language English. If the author wants to create questionnaires in a different languages (e.g. German), it is recommended to make a </text:span><text:span text:style-name="T10">copy of the folder</text:span><text:span text:style-name="T9"> </text:span><text:span text:style-name="T1">/qnodes</text:span><text:span text:style-name="T9"> in <text:s/>e.g. the folder </text:span><text:span text:style-name="T1">/qnodes_DE</text:span><text:span text:style-name="T9">, and the templates of the QNodes in that folder. For the questionnaires in the folder it is determined in the questionnaire-file, from which folder the QNodes are selected, when the authors press </text:span><text:span text:style-name="T5">[Add NEW QNode]</text:span><text:span text:style-name="T9"> Button. This feature allows, that GERMAN questionnaire load predefined QNodes from the </text:span><text:soft-page-break/><text:span text:style-name="T9">folder </text:span><text:span text:style-name="T1">/qnodes_DE</text:span><text:span text:style-name="T9"> instead of. the default folder </text:span><text:span text:style-name="T1">/qnodes</text:span><text:span text:style-name="T9">. All folders with QNodes independent of the language must contain a file </text:span><text:span text:style-name="T1">_qnodeselector.html</text:span><text:span text:style-name="T9">. <text:s/>(see section about Files SDAPScreator </text:span></text:p>
      <text:p text:style-name="P11"><text:s/></text:p>
      <text:h text:style-name="Heading_20_1" text:outline-level="1">Files</text:h>
      <text:p text:style-name="Text_20_body">In general the SDAPS Creator needs files that provides a selection of Options to the users.</text:p>
      <text:list xml:id="list1250311311" text:style-name="L3">
        <text:list-item>
          <text:p text:style-name="P9"><text:span text:style-name="T2">_questionnaire_loader.html</text:span>: Select a pre-defined Questionnaire for loading.</text:p>
        </text:list-item>
        <text:list-item>
          <text:p text:style-name="P9"><text:span text:style-name="T2">_qnodeselector.html</text:span>: Select a Qnode (e.g. a new Question) from a list of pre-defined QNodes.</text:p>
        </text:list-item>
      </text:list>
      <text:p text:style-name="Text_20_body">To distinguish these SELECTOR-files from other files with the content in the same folder, these SELECTOR-file have a the default name with a leading underscore <text:span text:style-name="T2">“_“</text:span></text:p>
      <text:h text:style-name="Heading_20_2" text:outline-level="2">/questionnaire_loader.html</text:h>
      <text:p text:style-name="Text_20_body">The file <text:span text:style-name="T2">_questionnaire_loader.html</text:span> defines which Questionnaires in the folder <text:span text:style-name="T2">/questionnaires</text:span>/ <text:s/>will be listed when the author of the questionnaire.presses the <text:span text:style-name="T6">[Load Questionnaire]</text:span> Button. </text:p>
      <text:p text:style-name="Text_20_body"/>
      <text:p text:style-name="Text_20_body">If you edit this HTML file <text:span text:style-name="T2">_questionnaire_loader.html</text:span> look for the following lines. </text:p>
      <text:p text:style-name="Text_20_body"><text:span text:style-name="T11">//-----------------------------------------------------------------</text:span></text:p>
      <text:p text:style-name="P6">//----------QUESTIONNAIRE LOADER-----------------------------------</text:p>
      <text:p text:style-name="P6">//-----------------------------------------------------------------</text:p>
      <text:p text:style-name="Text_20_body"><text:s/>After this lines you can add a new questionnaire by using the </text:p>
      <text:p text:style-name="P6"><text:s text:c="3"/>vQuestionnaire.push(new Array('My Questionnaire Name','myfilename.html'));</text:p>
      <text:p text:style-name="Text_20_body">After reload of the SDAPScreator in the Browser the questionnaire is ready to loading.</text:p>
      <text:p text:style-name="Text_20_body"/>
      <text:h text:style-name="Heading_20_2" text:outline-level="2">/qnodes/_qnodeselector.html</text:h>
      <text:p text:style-name="Text_20_body">The questionnaire consistis of QNodes, These QNodes are stored in the folder <text:span text:style-name="T2">/qnodes</text:span>. The file determines, which QNode Tempates are listed, when the Author presses the <text:span text:style-name="T6">[Add NEW QNode]</text:span> Button.</text:p>
      <text:p text:style-name="Text_20_body">If you edit this HTML file <text:span text:style-name="T2">_qnodeselector.html</text:span> look for the following lines. </text:p>
      <text:p text:style-name="Text_20_body"><text:span text:style-name="T11">//-----------------------------------------------------------------</text:span></text:p>
      <text:p text:style-name="P6">//-------INSERT Available QNodes for Questionnaire HERE------------</text:p>
      <text:p text:style-name="P6">//-----------------------------------------------------------------</text:p>
      <text:p text:style-name="Text_20_body"><text:s/>After this lines you can add a new questionnaire by using the </text:p>
      <text:p text:style-name="P6"><text:s text:c="3"/>vQNodes.push(new Array("QNode Name","myqnode"));</text:p>
      <text:p text:style-name="Text_20_body">After reload of the SDAPScreator in the Browser the questionnaire is ready to loading.</text:p>
      <text:p text:style-name="P5"/>
      <text:p text:style-name="P5">Remark <text:span text:style-name="T1">_qnodeselector.html</text:span>: </text:p>
      <text:p text:style-name="Text_20_body">First of all It is important, that a Qnode-File <text:s/><text:span text:style-name="T2">myqnode.html </text:span>exists in the folder <text:span text:style-name="T2">/qnodes</text:span>. if you the following line to <text:span text:style-name="T2">_qnodeselector.html</text:span> .</text:p>
      <text:p text:style-name="Text_20_body"><text:soft-page-break/><text:span text:style-name="T11"><text:s text:c="3"/>vQNodes.push(new Array("QNode Name","</text:span><text:span text:style-name="T3">myqnode</text:span><text:span text:style-name="T11">"));</text:span></text:p>
      <text:p text:style-name="Text_20_body">Futhermore it is necessary to remove the filename extension <text:span text:style-name="T2">.html </text:span>form the second parameter. This is necessary because <text:span text:style-name="T2">myqnode </text:span>is used a name for the Qnode-Type (e.g. <text:s/><text:span text:style-name="T2">MYQNODE</text:span>) as wel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Arial3"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de" fo:country="DE" style:font-name-asian="Arial3" style:font-size-asian="12pt" style:language-asian="de" style:country-asian="DE" style:font-name-complex="Arial3"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3" style:font-size-asian="14pt" style:font-name-complex="Arial3" style:font-size-complex="14pt"/>
    </style:style>
    <style:style style:name="Heading_20_1" style:display-name="Heading 1" style:family="paragraph" style:parent-style-name="Heading" style:next-style-name="Text_20_body" style:default-outline-level="1" style:class="text">
      <style:text-properties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auto-update="true" style:class="chapter">
      <style:paragraph-properties fo:margin-top="0.041cm" fo:margin-bottom="0.019cm" fo:text-align="center" style:justify-single-word="false"/>
      <style:text-properties style:font-name="Arial1"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19cm" fo:margin-bottom="0.011cm" fo:text-align="center" style:justify-single-word="false"/>
      <style:text-properties fo:font-size="13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Arial2"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page-number text:select-page="current">5</text:page-number></text:p>
      </style:header>
      <style:footer>
        <text:p text:style-name="MP2"><text:creation-date style:data-style-name="N36">17.10.2014</text:creation-date> <text:s/><text:file-name text:display="full">/Users/niehausbert/Dropbox/Javascript/SDAPScreator/help/readme.odt</text:file-name>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602</meta:generator>
    <meta:creation-date>2014-10-17T13:28:00</meta:creation-date>
    <dc:language>de-DE</dc:language>
    <meta:editing-cycles>6</meta:editing-cycles>
    <meta:editing-duration>P3DT33M</meta:editing-duration>
    <dc:subject>Tutorial</dc:subject>
    <dc:title>SDAPS Creator</dc:title>
    <meta:initial-creator>Engelbert Niehaus</meta:initial-creator>
    <dc:date>2014-10-20T14:33:20</dc:date>
    <dc:creator>Engelbert Niehaus</dc:creator>
    <meta:document-statistic meta:table-count="0" meta:image-count="0" meta:object-count="0" meta:page-count="5" meta:paragraph-count="70" meta:word-count="896" meta:character-count="6363" meta:non-whitespace-character-count="5498"/>
    <meta:user-defined meta:name="Info 1"/>
    <meta:user-defined meta:name="Info 2"/>
    <meta:user-defined meta:name="Info 3"/>
    <meta:user-defined meta:name="Info 4"/>
    <meta:template xlink:type="simple" xlink:actuate="onRequest" xlink:title="Gliederung_EN_header" xlink:href="../../../../../Library/Application%20Support/LibreOffice/3/user/template/Gliederung_EN_header.ott" meta:date="2014-10-17T13:28:00"/>
  </office:meta>
</office:document-meta>
</file>